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text-align="start" style:justify-single-word="false" fo:break-before="page"/>
    </style:style>
    <style:style style:name="P3" style:family="paragraph" style:parent-style-name="Heading_20_2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text-properties fo:font-size="28pt" style:font-size-asian="28pt" style:font-size-complex="2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0e0786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e0786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0fb2c6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name-complex="Courier New" style:font-size-complex="10pt"/>
    </style:style>
    <style:style style:name="P15" style:family="paragraph" style:parent-style-name="Standard">
      <style:paragraph-properties fo:text-align="start" style:justify-single-word="false"/>
      <style:text-properties officeooo:rsid="00106d7e" officeooo:paragraph-rsid="00106d7e"/>
    </style:style>
    <style:style style:name="P16" style:family="paragraph" style:parent-style-name="Standard">
      <style:paragraph-properties fo:margin-left="11.748cm" fo:margin-right="0cm" fo:text-indent="0cm" style:auto-text-indent="false"/>
    </style:style>
    <style:style style:name="P17" style:family="paragraph" style:parent-style-name="Standard">
      <style:paragraph-properties fo:margin-left="11.748cm" fo:margin-right="0cm" fo:text-indent="0cm" style:auto-text-indent="false"/>
      <style:text-properties officeooo:rsid="0009eaf8" officeooo:paragraph-rsid="0009eaf8"/>
    </style:style>
    <style:style style:name="P18" style:family="paragraph" style:parent-style-name="Standard">
      <style:paragraph-properties fo:text-align="start" style:justify-single-word="false" fo:padding-left="0.141cm" fo:padding-right="0.141cm" fo:padding-top="0.035cm" fo:padding-bottom="0.035cm" fo:border="0.51pt solid #000000"/>
      <style:text-properties style:font-name="Courier New" fo:font-size="10pt" style:font-size-asian="10pt" style:font-name-complex="Courier New"/>
    </style:style>
    <style:style style:name="P19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-asian="Courier New"/>
    </style:style>
    <style:style style:name="T3" style:family="text">
      <style:text-properties style:font-name="Courier New" fo:font-size="10pt" style:font-size-asian="10pt" style:font-name-complex="Courier New"/>
    </style:style>
    <style:style style:name="T4" style:family="text">
      <style:text-properties style:font-name="Courier New" fo:font-size="10pt" style:font-size-asian="10pt" style:font-name-complex="Courier New" style:font-size-complex="10pt"/>
    </style:style>
    <style:style style:name="T5" style:family="text">
      <style:text-properties style:font-weight-complex="bold"/>
    </style:style>
    <style:style style:name="T6" style:family="text">
      <style:text-properties officeooo:rsid="0011d36b" style:font-weight-complex="bold"/>
    </style:style>
    <style:style style:name="T7" style:family="text">
      <style:text-properties officeooo:rsid="0009eaf8"/>
    </style:style>
    <style:style style:name="T8" style:family="text">
      <style:text-properties style:use-window-font-color="true" style:font-name="Times New Roman" fo:font-size="12pt" fo:language="en" fo:country="US" officeooo:rsid="0009eaf8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officeooo:rsid="000e0786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Times New Roman" fo:font-size="12pt" fo:language="en" fo:country="US" officeooo:rsid="001241a8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Times New Roman" fo:font-size="12pt" fo:language="en" fo:country="US" officeooo:rsid="0013cc79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28pt" fo:language="en" fo:country="US" officeooo:rsid="000b9242" style:font-name-asian="Times New Roman" style:font-size-asian="28pt" style:font-name-complex="Times New Roman" style:font-size-complex="28pt" style:language-complex="ar" style:country-complex="SA"/>
    </style:style>
    <style:style style:name="T13" style:family="text">
      <style:text-properties style:use-window-font-color="true" style:font-name="Arial" fo:font-size="16pt" fo:language="en" fo:country="US" fo:font-weight="bold" officeooo:rsid="0009eaf8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officeooo:rsid="000b9242"/>
    </style:style>
    <style:style style:name="T15" style:family="text">
      <style:text-properties officeooo:rsid="000d3c3b"/>
    </style:style>
    <style:style style:name="T16" style:family="text">
      <style:text-properties officeooo:rsid="000e0786"/>
    </style:style>
    <style:style style:name="T17" style:family="text">
      <style:text-properties officeooo:rsid="000fb2c6"/>
    </style:style>
    <style:style style:name="T18" style:family="text">
      <style:text-properties officeooo:rsid="00106d7e"/>
    </style:style>
    <style:style style:name="T19" style:family="text">
      <style:text-properties officeooo:rsid="0011d36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1241a8"/>
    </style:style>
    <style:style style:name="T23" style:family="text">
      <style:text-properties officeooo:rsid="0013cc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5"/>
      <text:p text:style-name="P5"/>
      <text:p text:style-name="P5"/>
      <text:p text:style-name="P5"/>
      <text:p text:style-name="P5"/>
      <text:p text:style-name="P4"><text:span text:style-name="T1">PoolEdit Embedded XML </text:span><text:span text:style-name="T12">P</text:span><text:span text:style-name="T1">arser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6">Jouko Kalmari</text:p>
      <text:p text:style-name="P17">Matti Öhman</text:p>
      <text:p text:style-name="P17"/>
      <text:p text:style-name="P16">2007-12-31</text:p>
      <text:h text:style-name="P2" text:outline-level="1">PoolEdit <text:span text:style-name="T13">P</text:span>arser</text:h>
      <text:p text:style-name="P7"><text:span text:style-name="T14">The </text:span>Pooledit parser is a program that parses XML file<text:span text:style-name="T7">s</text:span> created with the PoolEdit editor (<text:a xlink:type="simple" xlink:href="http://automation.tkk.fi/Farmix/PoolEdit" text:style-name="Internet_20_link" text:visited-style-name="Visited_20_Internet_20_Link"><text:span text:style-name="Internet_20_link">automation.tkk.fi/Farmix/PoolEdit</text:span></text:a>). <text:s/>It is a<text:span text:style-name="T7">n</text:span> example program showing how XML could be parsed <text:span text:style-name="T8">at</text:span> run-time, but it can be used to parse pools for predefined <text:span text:style-name="T7">virtual terminals (</text:span>Vts<text:span text:style-name="T7">) offline</text:span>.</text:p>
      <text:h text:style-name="P1" text:outline-level="1">Usage</text:h>
      <text:p text:style-name="P7"><text:span text:style-name="T14">The </text:span>PoolEdit parser can only read Embedded XML created by PoolEdit. It has two output formats: <text:span text:style-name="T14">a </text:span>binary <text:span text:style-name="T14">format </text:span>and <text:span text:style-name="T14">a </text:span>table format. <text:span text:style-name="T14">The b</text:span>inary <text:span text:style-name="T14">format </text:span>is simply the <text:span text:style-name="T15">object </text:span>pool data as defined by the ISO 11783-6. The table format creates a C header file from binary data and adds info about the size and object <text:span text:style-name="T14">ID</text:span>s to it.</text:p>
      <text:p text:style-name="P7"/>
      <text:p text:style-name="P7">Example of generated header-file.</text:p>
      <text:p text:style-name="P18">unsigned char pool[] = {</text:p>
      <text:p text:style-name="P18"><text:span text:style-name="T2"><text:s text:c="2"/></text:span>0, 1, 0, 1, 1, 1, 1, 0, 0, 0, </text:p>
      <text:p text:style-name="P18"><text:span text:style-name="T2"><text:s text:c="2"/></text:span>3, 1, 23, 0, 0, 0, 0, 0, </text:p>
      <text:p text:style-name="P18"><text:span text:style-name="T2"><text:s text:c="2"/></text:span>2, 1, 11, 61, 0, 20, 0, 0, 3, 1, 1, 255, 255, 0, 7, 0, 84, 101, 115, 116, 105, 110, 103, 0, </text:p>
      <text:p text:style-name="P18"><text:span text:style-name="T2"><text:s text:c="2"/></text:span>1, 1, 1, 1, 4, 1, 1, 0, 2, 1, 75, 0, 83, 0, </text:p>
      <text:p text:style-name="P18"><text:span text:style-name="T2"><text:s text:c="2"/></text:span>4, 1, 4, 1, 0, 0, </text:p>
      <text:p text:style-name="P18"><text:span text:style-name="T2"><text:s text:c="2"/></text:span>5, 1, 23, 0, 0, 0, 0, 0, </text:p>
      <text:p text:style-name="P18"><text:span text:style-name="T2"><text:s text:c="2"/></text:span>6, 1, 24, 0, 1, 255, 255, 0</text:p>
      <text:p text:style-name="P18">};</text:p>
      <text:p text:style-name="P18"/>
      <text:p text:style-name="P18">#define POOL_SIZE 78</text:p>
      <text:p text:style-name="P18"/>
      <text:p text:style-name="P18">#define workingset 256</text:p>
      <text:p text:style-name="P18">#define datamask 257</text:p>
      <text:p text:style-name="P18">#define softkeymask 260</text:p>
      <text:p text:style-name="P18">#define fontattributes6x8 261</text:p>
      <text:p text:style-name="P18">#define lineattributes 262</text:p>
      <text:p text:style-name="P12"/>
      <text:p text:style-name="P8">The <text:span text:style-name="T9">v</text:span><text:span text:style-name="T10">irtual terminal</text:span><text:span text:style-name="T22"> </text:span>parameters can be changed from command line. The default <text:span text:style-name="T22">VT parameter </text:span><text:span text:style-name="T9">values are:</text:span></text:p>
      <text:list xml:id="list2482479774" text:style-name="L1">
        <text:list-item>
          <text:p text:style-name="P9"><text:span text:style-name="T16">mask </text:span><text:span text:style-name="T9">size</text:span> of <text:span text:style-name="T20">200x200</text:span> <text:span text:style-name="T16">pixels</text:span></text:p>
        </text:list-item>
        <text:list-item>
          <text:p text:style-name="P9">softkey <text:span text:style-name="T16">size of </text:span><text:span text:style-name="T20">60x32</text:span> <text:span text:style-name="T16">pixels</text:span></text:p>
        </text:list-item>
        <text:list-item>
          <text:p text:style-name="P9"><text:span text:style-name="T22">number of </text:span>colors <text:span text:style-name="T22">is </text:span><text:span text:style-name="T20">256</text:span></text:p>
        </text:list-item>
      </text:list>
      <text:p text:style-name="Standard"/>
      <text:p text:style-name="Standard"><text:span text:style-name="T23">For </text:span><text:span text:style-name="T11">e</text:span>xample:</text:p>
      <text:p text:style-name="Standard"/>
      <text:p text:style-name="P7">Generates binary file from mini_export.xml:</text:p>
      <text:p text:style-name="P19"><text:span text:style-name="T4">Pooleditparser mini_export.xml out.dat</text:span></text:p>
      <text:p text:style-name="P13"/>
      <text:p text:style-name="P7">Generates header file from xml:</text:p>
      <text:p text:style-name="P19"><text:span text:style-name="T4">Pooleditparser mini_export.xml out.h -table</text:span></text:p>
      <text:p text:style-name="P13"/>
      <text:p text:style-name="P7">Generates header file from xml with dimensions of 480x480 and 16 colors:</text:p>
      <text:p text:style-name="P19"><text:span text:style-name="T4">Pooleditparser mini_export.xml out.h –table –d=480 –c=16</text:span></text:p>
      <text:p text:style-name="P14"/>
      <text:h text:style-name="P1" text:outline-level="1"><text:soft-page-break/>Source code and compiling</text:h>
      <text:p text:style-name="P15">The following files are provided:</text:p>
      <text:list xml:id="list2123323975" text:style-name="L2">
        <text:list-item>
          <text:p text:style-name="P11"><text:span text:style-name="T20">parserdef.h</text:span> <text:tab/><text:tab/>structure definitions for ISOBUS objects</text:p>
        </text:list-item>
        <text:list-item>
          <text:p text:style-name="P11"><text:span text:style-name="T20">xml.h</text:span><text:tab/><text:tab/><text:tab/>functions for reading embedded XML</text:p>
        </text:list-item>
        <text:list-item>
          <text:p text:style-name="P11"><text:span text:style-name="T20">xml.cxx</text:span> <text:tab/><text:tab/><text:span text:style-name="T17">implementation</text:span></text:p>
        </text:list-item>
        <text:list-item>
          <text:p text:style-name="P11"><text:span text:style-name="T20">parser.h</text:span><text:tab/><text:tab/>the processing of the embedded XML</text:p>
        </text:list-item>
        <text:list-item>
          <text:p text:style-name="P11"><text:span text:style-name="T20">parser.cxx</text:span><text:span text:style-name="T21"> </text:span><text:tab/><text:tab/><text:span text:style-name="T17">implementation</text:span></text:p>
        </text:list-item>
      </text:list>
      <text:p text:style-name="P7"/>
      <text:list xml:id="list53649357606532" text:continue-numbering="true" text:style-name="L2">
        <text:list-item>
          <text:p text:style-name="P10"><text:span text:style-name="T20">pooleditparser.cxx</text:span> <text:tab/>source code for the PoolEdit parser</text:p>
        </text:list-item>
      </text:list>
      <text:p text:style-name="P7"/>
      <text:p text:style-name="P7">To compile the PoolEdit parser, <text:span text:style-name="T5">Expat XML Parser </text:span><text:span text:style-name="T6">library </text:span><text:span text:style-name="T5">is required. </text:span><text:span text:style-name="T6">See </text:span><text:a xlink:type="simple" xlink:href="http://expat.sourceforge.net/" text:style-name="Internet_20_link" text:visited-style-name="Visited_20_Internet_20_Link"><text:span text:style-name="Internet_20_link"><text:span text:style-name="T5">expat.sourceforge.net</text:span></text:span></text:a><text:span text:style-name="Internet_20_link"><text:span text:style-name="T5">.</text:span></text:span></text:p>
      <text:h text:style-name="P3" text:outline-level="2">Windows</text:h>
      <text:p text:style-name="P7"><text:span text:style-name="T18">The </text:span>PoolEdit parser is compiled with Dev-C++. After installing Dev-C++ and adding <text:span text:style-name="T18">the </text:span>Expat pakage, the <text:span text:style-name="T20">pooleditparser.dev</text:span> file can be opened, edited and compiled.</text:p>
      <text:p text:style-name="P7"/>
      <text:p text:style-name="P7">Parser should compile also with Microsoft Visual Studio 2005. Link with <text:span text:style-name="T20">libexpat.lib</text:span> and configure compiler so that it will find <text:span text:style-name="T19">the </text:span><text:span text:style-name="T20">expat.h</text:span> <text:span text:style-name="T19">file</text:span>.</text:p>
      <text:h text:style-name="P3" text:outline-level="2">Linux</text:h>
      <text:p text:style-name="P7">To compile parser under Linux, <text:span text:style-name="T18">the </text:span><text:span text:style-name="T20">parser.cxx</text:span> <text:span text:style-name="T18">file</text:span> should be edited so that compiler can find the <text:span text:style-name="T20">expat.h.</text:span> After that, <text:span text:style-name="T18">the </text:span>PoolEdit parser can be compiled with g++. </text:p>
      <text:p text:style-name="P7"/>
      <text:p text:style-name="P7">For example:</text:p>
      <text:p text:style-name="P7"/>
      <text:p text:style-name="P7"><text:span text:style-name="T3">g++ -o pooleditparser pooleditparser.cxx parser.cxx xml.cxx<text:line-break/><text:tab/>/usr/local/lib/libexpat.a</text:span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rmix</meta:initial-creator>
    <meta:creation-date>2007-11-19T12:22:00</meta:creation-date>
    <dc:date>2019-11-11T05:36:47.604000000</dc:date>
    <meta:editing-cycles>21</meta:editing-cycles>
    <meta:editing-duration>PT2H9M29S</meta:editing-duration>
    <meta:generator>LibreOffice/6.3.3.2$Windows_X86_64 LibreOffice_project/a64200df03143b798afd1ec74a12ab50359878ed</meta:generator>
    <meta:print-date>2019-11-11T05:36:36.583000000</meta:print-date>
    <meta:document-statistic meta:table-count="0" meta:image-count="0" meta:object-count="0" meta:page-count="3" meta:paragraph-count="51" meta:word-count="436" meta:character-count="2620" meta:non-whitespace-character-count="2211"/>
  </office:meta>
</office:document-meta>
</file>